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y.lang and purchase.party.lang.code or 'en_US')</text:text-input></text:p>
      <text:p text:style-name="P1"><text:text-input text:description="">purchase.party.type and purchase.party.type.name or '' + purchase.party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.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y.vat_number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1:47:29</meta:creation-date>
    <dc:creator>Cédric Krier</dc:creator>
    <dc:date>2008-06-05T23:32:43</dc:date>
    <meta:editing-cycles>129</meta:editing-cycles>
    <meta:editing-duration>PT3H31M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